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CA" officeooo:paragraph-rsid="0011b91d"/>
    </style:style>
    <style:style style:name="P2" style:family="paragraph" style:parent-style-name="Title">
      <style:text-properties fo:language="en" fo:country="CA"/>
    </style:style>
    <style:style style:name="P3" style:family="paragraph" style:parent-style-name="Text_20_body" style:list-style-name="L1">
      <style:text-properties style:text-line-through-style="solid" style:text-line-through-type="single" fo:language="en" fo:country="CA" style:text-underline-style="none" officeooo:rsid="00133064" officeooo:paragraph-rsid="00133064"/>
    </style:style>
    <style:style style:name="P4" style:family="paragraph" style:parent-style-name="Text_20_body" style:list-style-name="L1">
      <style:text-properties style:text-line-through-style="solid" style:text-line-through-type="single" fo:language="en" fo:country="CA" officeooo:rsid="00133064" officeooo:paragraph-rsid="0013c552"/>
    </style:style>
    <style:style style:name="P5" style:family="paragraph" style:parent-style-name="Text_20_body" style:list-style-name="L1">
      <style:text-properties style:text-line-through-style="solid" style:text-line-through-type="single" fo:language="en" fo:country="CA" officeooo:rsid="0013c552" officeooo:paragraph-rsid="0013c552"/>
    </style:style>
    <style:style style:name="P6" style:family="paragraph" style:parent-style-name="Text_20_body" style:list-style-name="L1">
      <style:text-properties style:text-line-through-style="solid" style:text-line-through-type="single" fo:language="en" fo:country="CA" officeooo:rsid="001ad92b" officeooo:paragraph-rsid="001c6a98"/>
    </style:style>
    <style:style style:name="P7" style:family="paragraph" style:parent-style-name="Text_20_body" style:list-style-name="L2">
      <style:text-properties style:text-line-through-style="solid" style:text-line-through-type="single" officeooo:rsid="001dc909" officeooo:paragraph-rsid="001dc909"/>
    </style:style>
    <style:style style:name="P8" style:family="paragraph" style:parent-style-name="Text_20_body" style:list-style-name="L3">
      <style:text-properties style:text-line-through-style="solid" style:text-line-through-type="single" officeooo:rsid="001dc909" officeooo:paragraph-rsid="001fed6e"/>
    </style:style>
    <style:style style:name="P9" style:family="paragraph" style:parent-style-name="Text_20_body" style:list-style-name="L5">
      <style:text-properties style:text-line-through-style="solid" style:text-line-through-type="single" officeooo:rsid="0026050d" officeooo:paragraph-rsid="0026050d"/>
    </style:style>
    <style:style style:name="P10" style:family="paragraph" style:parent-style-name="Text_20_body" style:list-style-name="L1">
      <style:text-properties fo:language="en" fo:country="CA" officeooo:rsid="00133064" officeooo:paragraph-rsid="00133064"/>
    </style:style>
    <style:style style:name="P11" style:family="paragraph" style:parent-style-name="Text_20_body" style:list-style-name="L1">
      <style:text-properties fo:language="en" fo:country="CA" officeooo:rsid="00133064" officeooo:paragraph-rsid="0013c552"/>
    </style:style>
    <style:style style:name="P12" style:family="paragraph" style:parent-style-name="Text_20_body" style:list-style-name="L3">
      <style:text-properties fo:language="en" fo:country="CA" officeooo:rsid="001dc909" officeooo:paragraph-rsid="001dc909"/>
    </style:style>
    <style:style style:name="P13" style:family="paragraph" style:parent-style-name="Text_20_body" style:list-style-name="L3">
      <style:text-properties fo:language="en" fo:country="CA" officeooo:rsid="0011b91d" officeooo:paragraph-rsid="001f7016"/>
    </style:style>
    <style:style style:name="P14" style:family="paragraph" style:parent-style-name="Text_20_body" style:list-style-name="L3">
      <style:text-properties fo:language="en" fo:country="CA" officeooo:rsid="0011b91d" officeooo:paragraph-rsid="001fed6e"/>
    </style:style>
    <style:style style:name="P15" style:family="paragraph" style:parent-style-name="Text_20_body" style:list-style-name="L3">
      <style:text-properties officeooo:rsid="001dc909" officeooo:paragraph-rsid="001dc909"/>
    </style:style>
    <style:style style:name="P16" style:family="paragraph" style:parent-style-name="Text_20_body" style:list-style-name="L3">
      <style:text-properties officeooo:rsid="001dc909" officeooo:paragraph-rsid="001f7016"/>
    </style:style>
    <style:style style:name="P17" style:family="paragraph" style:parent-style-name="Text_20_body" style:list-style-name="L4">
      <style:text-properties style:text-line-through-style="none" style:text-line-through-type="none" officeooo:rsid="00210c76" officeooo:paragraph-rsid="00213c2c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text-properties officeooo:paragraph-rsid="0026050d"/>
    </style:style>
    <style:style style:name="P20" style:family="paragraph" style:parent-style-name="Text_20_body" style:list-style-name="L5">
      <style:text-properties officeooo:rsid="0024702b" officeooo:paragraph-rsid="0024702b"/>
    </style:style>
    <style:style style:name="P21" style:family="paragraph" style:parent-style-name="Text_20_body" style:list-style-name="L5">
      <style:text-properties officeooo:rsid="0024702b" officeooo:paragraph-rsid="0026050d"/>
    </style:style>
    <style:style style:name="P22" style:family="paragraph" style:parent-style-name="Text_20_body">
      <style:text-properties officeooo:rsid="0024702b" officeooo:paragraph-rsid="0026050d"/>
    </style:style>
    <style:style style:name="P23" style:family="paragraph" style:parent-style-name="Heading_20_2">
      <style:text-properties fo:language="en" fo:country="CA" officeooo:rsid="0011b91d" officeooo:paragraph-rsid="0011b91d"/>
    </style:style>
    <style:style style:name="P24" style:family="paragraph" style:parent-style-name="Heading_20_2">
      <style:text-properties fo:language="en" fo:country="CA" officeooo:rsid="0011b91d" officeooo:paragraph-rsid="0013c552"/>
    </style:style>
    <style:style style:name="P25" style:family="paragraph" style:parent-style-name="Heading_20_2">
      <style:text-properties fo:language="en" fo:country="CA" officeooo:rsid="0011b91d" officeooo:paragraph-rsid="001dc909"/>
    </style:style>
    <style:style style:name="P26" style:family="paragraph" style:parent-style-name="Heading_20_2">
      <style:text-properties fo:language="en" fo:country="CA" officeooo:rsid="0011b91d" officeooo:paragraph-rsid="001fed6e"/>
    </style:style>
    <style:style style:name="P27" style:family="paragraph" style:parent-style-name="Heading_20_2" style:list-style-name="L3">
      <style:text-properties fo:language="en" fo:country="CA" officeooo:rsid="0011b91d" officeooo:paragraph-rsid="001fed6e"/>
    </style:style>
    <style:style style:name="P28" style:family="paragraph" style:parent-style-name="Heading_20_2">
      <style:text-properties fo:language="en" fo:country="CA" officeooo:rsid="0011b91d" officeooo:paragraph-rsid="00210c76"/>
    </style:style>
    <style:style style:name="P29" style:family="paragraph" style:parent-style-name="Heading_20_2">
      <style:text-properties officeooo:paragraph-rsid="00210c76"/>
    </style:style>
    <style:style style:name="P30" style:family="paragraph" style:parent-style-name="Heading_20_2">
      <style:text-properties officeooo:paragraph-rsid="0023460b"/>
    </style:style>
    <style:style style:name="P31" style:family="paragraph" style:parent-style-name="Heading_20_2">
      <style:text-properties officeooo:paragraph-rsid="0026050d"/>
    </style:style>
    <style:style style:name="T1" style:family="text">
      <style:text-properties officeooo:rsid="0013c552"/>
    </style:style>
    <style:style style:name="T2" style:family="text">
      <style:text-properties fo:language="en" fo:country="CA"/>
    </style:style>
    <style:style style:name="T3" style:family="text">
      <style:text-properties fo:language="en" fo:country="CA" officeooo:rsid="0011b91d"/>
    </style:style>
    <style:style style:name="T4" style:family="text">
      <style:text-properties fo:language="en" fo:country="CA" officeooo:rsid="001f7016"/>
    </style:style>
    <style:style style:name="T5" style:family="text">
      <style:text-properties fo:language="en" fo:country="CA" officeooo:rsid="00208e83"/>
    </style:style>
    <style:style style:name="T6" style:family="text">
      <style:text-properties fo:language="en" fo:country="CA" officeooo:rsid="0020a504"/>
    </style:style>
    <style:style style:name="T7" style:family="text">
      <style:text-properties fo:language="en" fo:country="CA" officeooo:rsid="00210c76"/>
    </style:style>
    <style:style style:name="T8" style:family="text">
      <style:text-properties fo:language="en" fo:country="CA" officeooo:rsid="00213c2c"/>
    </style:style>
    <style:style style:name="T9" style:family="text">
      <style:text-properties fo:language="en" fo:country="CA" officeooo:rsid="002276bd"/>
    </style:style>
    <style:style style:name="T10" style:family="text">
      <style:text-properties fo:language="en" fo:country="CA" officeooo:rsid="0023460b"/>
    </style:style>
    <style:style style:name="T11" style:family="text">
      <style:text-properties officeooo:rsid="0011b91d"/>
    </style:style>
    <style:style style:name="T12" style:family="text">
      <style:text-properties officeooo:rsid="001dc909"/>
    </style:style>
    <style:style style:name="T13" style:family="text">
      <style:text-properties officeooo:rsid="001f7016"/>
    </style:style>
    <style:style style:name="T14" style:family="text">
      <style:text-properties officeooo:rsid="001fed6e"/>
    </style:style>
    <style:style style:name="T15" style:family="text">
      <style:text-properties officeooo:rsid="00208e83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style:text-line-through-style="solid" style:text-line-through-type="single" officeooo:rsid="0020a504"/>
    </style:style>
    <style:style style:name="T18" style:family="text">
      <style:text-properties officeooo:rsid="00210c76"/>
    </style:style>
    <style:style style:name="T19" style:family="text">
      <style:text-properties style:text-line-through-style="none" style:text-line-through-type="none" fo:language="en" fo:country="CA"/>
    </style:style>
    <style:style style:name="T20" style:family="text">
      <style:text-properties style:text-line-through-style="none" style:text-line-through-type="none" fo:language="en" fo:country="CA" officeooo:rsid="0023460b"/>
    </style:style>
    <style:style style:name="T21" style:family="text">
      <style:text-properties style:text-line-through-style="none" style:text-line-through-type="none" fo:language="en" fo:country="CA" officeooo:rsid="0011b91d"/>
    </style:style>
    <style:style style:name="T22" style:family="text">
      <style:text-properties style:text-line-through-style="none" style:text-line-through-type="none" fo:language="en" fo:country="CA" officeooo:rsid="00210c76"/>
    </style:style>
    <style:style style:name="T23" style:family="text">
      <style:text-properties style:text-line-through-style="none" style:text-line-through-type="none" fo:language="en" fo:country="CA" officeooo:rsid="002276bd"/>
    </style:style>
    <style:style style:name="T24" style:family="text">
      <style:text-properties style:text-line-through-style="none" style:text-line-through-type="none" fo:language="en" fo:country="CA" officeooo:rsid="002605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ld Map To do</text:p>
      <text:p text:style-name="P1"/>
      <text:h text:style-name="P23" text:outline-level="2">September 9 2015:</text:h>
      <text:list xml:id="list3323265224922302550" text:style-name="L1">
        <text:list-item>
          <text:p text:style-name="P3">Set up PyCharm</text:p>
        </text:list-item>
        <text:list-item>
          <text:p text:style-name="P10">Set up database editor main project <text:span text:style-name="T1">V</text:span></text:p>
        </text:list-item>
        <text:list-item>
          <text:p text:style-name="P11">Make main and parser <text:span text:style-name="T1">modules</text:span>. <text:span text:style-name="T1">V</text:span></text:p>
        </text:list-item>
      </text:list>
      <text:h text:style-name="P24" text:outline-level="2">September 10 2015:</text:h>
      <text:list xml:id="list224806966320274" text:continue-numbering="true" text:style-name="L1">
        <text:list-item>
          <text:p text:style-name="P11">Set up database editor main project <text:span text:style-name="T1">V</text:span></text:p>
        </text:list-item>
        <text:list-item>
          <text:p text:style-name="P11">Make main and parser <text:span text:style-name="T1">modules</text:span>. <text:span text:style-name="T1">V</text:span></text:p>
        </text:list-item>
      </text:list>
      <text:h text:style-name="P24" text:outline-level="2">September 11 2015:</text:h>
      <text:list xml:id="list224806498621675" text:continue-numbering="true" text:style-name="L1">
        <text:list-item>
          <text:p text:style-name="P4">Set up database editor main project </text:p>
        </text:list-item>
        <text:list-item>
          <text:p text:style-name="P4">Make main and parser <text:span text:style-name="T1">modules</text:span>. </text:p>
        </text:list-item>
        <text:list-item>
          <text:p text:style-name="P5">Create database checker module</text:p>
        </text:list-item>
        <text:list-item>
          <text:p text:style-name="P5">add basic functionality to checker module(check for or create database folder and database metadata file.</text:p>
        </text:list-item>
        <text:list-item>
          <text:p text:style-name="P6"><text:span text:style-name="T11">C</text:span>reate Simple Metadata Parser</text:p>
        </text:list-item>
        <text:list-item>
          <text:p text:style-name="P5">Output and check content of metadata.</text:p>
        </text:list-item>
      </text:list>
      <text:h text:style-name="P25" text:outline-level="2">September 1<text:span text:style-name="T12">2</text:span> 2015:</text:h>
      <text:list xml:id="list3780961337804992920" text:style-name="L2">
        <text:list-item>
          <text:p text:style-name="P7"><text:span text:style-name="T3">C</text:span><text:span text:style-name="T2">omment and finish yesterday's code.</text:span></text:p>
        </text:list-item>
      </text:list>
      <text:list xml:id="list6765743348102981588" text:style-name="L3">
        <text:list-item>
          <text:p text:style-name="P15"><text:span text:style-name="T3">C</text:span><text:span text:style-name="T2">reate prioritize print module. </text:span><text:span text:style-name="T4">V</text:span></text:p>
        </text:list-item>
        <text:list-item>
          <text:p text:style-name="P12">Switch all code the printp. <text:span text:style-name="T13">V</text:span></text:p>
        </text:list-item>
      </text:list>
      <text:h text:style-name="P26" text:outline-level="2">September 1<text:span text:style-name="T13">3</text:span> 2015 - September 1<text:span text:style-name="T14">7</text:span> 2015:</text:h>
      <text:list xml:id="list224807047986793" text:continue-numbering="true" text:style-name="L3">
        <text:list-item>
          <text:p text:style-name="P16"><text:span text:style-name="T3">C</text:span><text:span text:style-name="T2">reate prioritize print module. </text:span><text:span text:style-name="T5">V</text:span></text:p>
        </text:list-item>
        <text:list-item>
          <text:p text:style-name="P13">Switch all code the printp. <text:span text:style-name="T15">V</text:span></text:p>
          <text:list>
            <text:list-header>
              <text:h text:style-name="P27" text:outline-level="2"><text:soft-page-break/></text:h>
            </text:list-header>
          </text:list>
        </text:list-item>
      </text:list>
      <text:h text:style-name="P26" text:outline-level="2">September 1<text:span text:style-name="T14">8</text:span> 2015:</text:h>
      <text:list xml:id="list224807183964483" text:continue-numbering="true" text:style-name="L3">
        <text:list-item>
          <text:p text:style-name="P8"><text:span text:style-name="T3">C</text:span><text:span text:style-name="T2">reate prioritize print module. </text:span><text:span text:style-name="T6">(removed)</text:span></text:p>
        </text:list-item>
        <text:list-item>
          <text:p text:style-name="P14"><text:span text:style-name="T16">Switch all code the printp. </text:span><text:span text:style-name="T17">(removed)</text:span></text:p>
        </text:list-item>
      </text:list>
      <text:h text:style-name="P29" text:outline-level="2"><text:span text:style-name="T3">September 1</text:span><text:span text:style-name="T7">9-20</text:span><text:span text:style-name="T3"> 2015:</text:span></text:h>
      <text:h text:style-name="P28" text:outline-level="2">September <text:span text:style-name="T18">21 – October 28</text:span> 2015:</text:h>
      <text:list xml:id="list4118415620222617827" text:style-name="L4">
        <text:list-item>
          <text:p text:style-name="P17"><text:span text:style-name="T3">C</text:span><text:span text:style-name="T2">reate Data Class </text:span><text:span text:style-name="T8">V</text:span></text:p>
        </text:list-item>
      </text:list>
      <text:h text:style-name="Heading_20_2" text:outline-level="2"><text:span text:style-name="T2">October 28 - </text:span><text:span text:style-name="T10">30</text:span><text:span text:style-name="T3"> 2015:</text:span></text:h>
      <text:list xml:id="list224806098326795" text:continue-numbering="true" text:style-name="L4">
        <text:list-item>
          <text:p text:style-name="P17"><text:span text:style-name="T3">C</text:span><text:span text:style-name="T2">reate Data Class</text:span><text:span text:style-name="T9">(base)</text:span><text:span text:style-name="T10">V</text:span></text:p>
        </text:list-item>
      </text:list>
      <text:h text:style-name="P30" text:outline-level="2"><text:span text:style-name="T20">October 31</text:span><text:span text:style-name="T21"> – </text:span><text:span text:style-name="T24">November 2 </text:span><text:span text:style-name="T21">2015:</text:span></text:h>
      <text:list xml:id="list202499025882156679" text:style-name="L5">
        <text:list-item>
          <text:list>
            <text:list-item>
              <text:p text:style-name="P18"><text:span text:style-name="T21">C</text:span><text:span text:style-name="T22">reate Data Class</text:span><text:span text:style-name="T23">(base)</text:span><text:span text:style-name="T20">V</text:span></text:p>
            </text:list-item>
            <text:list-item>
              <text:p text:style-name="P20"><text:span text:style-name="T20">S</text:span><text:span text:style-name="T19">tart on unit class </text:span><text:span text:style-name="T24">V</text:span></text:p>
            </text:list-item>
          </text:list>
        </text:list-item>
      </text:list>
      <text:h text:style-name="P31" text:outline-level="2"><text:span text:style-name="T20">October 31</text:span><text:span text:style-name="T21"> 2015:</text:span></text:h>
      <text:list xml:id="list224805726926661" text:continue-numbering="true" text:style-name="L5">
        <text:list-item>
          <text:list>
            <text:list-item>
              <text:p text:style-name="P19"><text:span text:style-name="T21">C</text:span><text:span text:style-name="T22">reate Data Class</text:span><text:span text:style-name="T23">(base)</text:span><text:span text:style-name="T20">V</text:span></text:p>
            </text:list-item>
            <text:list-item>
              <text:p text:style-name="P21"><text:span text:style-name="T20">S</text:span><text:span text:style-name="T19">tart on unit class </text:span><text:span text:style-name="T24">V</text:span></text:p>
            </text:list-item>
            <text:list-item>
              <text:p text:style-name="P9"><text:span text:style-name="T2">Created git hub repo</text:span></text:p>
            </text:list-item>
            <text:list-item>
              <text:p text:style-name="P9"><text:span text:style-name="T2">Add git to exsiting project folder and commit files to github</text:span></text:p>
            </text:list-item>
            <text:list-item>
              <text:p text:style-name="P9"><text:span text:style-name="T2">Add basic readme file to project(mostly for github viewing)</text:span></text:p>
            </text:list-item>
          </text:list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1:04:56.965296872</meta:creation-date>
    <dc:date>2015-11-03T22:48:05.379608670</dc:date>
    <meta:editing-duration>PT2H6M14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229" meta:character-count="1216" meta:non-whitespace-character-count="1050"/>
  </office:meta>
</office:document-meta>
</file>